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opacity="100%" draw:textarea-horizontal-align="justify" draw:textarea-vertical-align="middle" draw:auto-grow-height="false" fo:min-height="2.608cm" fo:min-width="1.176cm"/>
    </style:style>
    <style:style style:name="gr2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3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P1" style:family="paragraph">
      <loext:graphic-properties draw:fill-color="#ffd428" draw:opacity="100%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6cm" svg:height="2.858cm" svg:x="9.572cm" svg:y="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9cm" svg:height="0.94cm" svg:x="9.89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8.62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1.14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8.62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1.153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9.92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2.44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9.92cm" svg:y="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2.453cm" svg:y="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7.401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7.40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1.139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3.659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1.139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3.672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8.62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8.62cm" svg:y="10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6.105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6.105cm" svg:y="10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02T15:37:56.339756147</dc:date>
    <meta:editing-duration>PT1H40M45S</meta:editing-duration>
    <meta:editing-cycles>8</meta:editing-cycles>
    <meta:generator>LibreOffice/7.4.7.2$Linux_X86_64 LibreOffice_project/40$Build-2</meta:generator>
    <meta:document-statistic meta:object-count="20"/>
  </office:meta>
</office:document-meta>
</file>